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19a89a"/>
    </style:style>
    <style:style style:name="P3" style:family="paragraph" style:parent-style-name="Text_20_body" style:list-style-name="L1">
      <style:text-properties officeooo:rsid="0014595b" officeooo:paragraph-rsid="0019a89a"/>
    </style:style>
    <style:style style:name="P4" style:family="paragraph" style:parent-style-name="Text_20_body" style:list-style-name="L1">
      <style:text-properties officeooo:rsid="0019a89a" officeooo:paragraph-rsid="0019a89a"/>
    </style:style>
    <style:style style:name="P5" style:family="paragraph" style:parent-style-name="Text_20_body" style:list-style-name="L1">
      <style:text-properties officeooo:rsid="00387cdb" officeooo:paragraph-rsid="00387cdb"/>
    </style:style>
    <style:style style:name="T1" style:family="text">
      <style:text-properties fo:font-variant="small-caps"/>
    </style:style>
    <style:style style:name="T2" style:family="text">
      <style:text-properties officeooo:rsid="001634ce"/>
    </style:style>
    <style:style style:name="T3" style:family="text">
      <style:text-properties officeooo:rsid="001686e9"/>
    </style:style>
    <style:style style:name="T4" style:family="text">
      <style:text-properties fo:font-weight="bold" officeooo:rsid="001686e9" style:font-weight-asian="bold" style:font-weight-complex="bold"/>
    </style:style>
    <style:style style:name="T5" style:family="text">
      <style:text-properties fo:font-weight="bold" officeooo:rsid="001b68cb" style:font-weight-asian="bold" style:font-weight-complex="bold"/>
    </style:style>
    <style:style style:name="T6" style:family="text">
      <style:text-properties officeooo:rsid="0017665e"/>
    </style:style>
    <style:style style:name="T7" style:family="text">
      <style:text-properties officeooo:rsid="001a92b9"/>
    </style:style>
    <style:style style:name="T8" style:family="text">
      <style:text-properties officeooo:rsid="001b68cb"/>
    </style:style>
    <style:style style:name="T9" style:family="text">
      <style:text-properties officeooo:rsid="001d4c3d"/>
    </style:style>
    <style:style style:name="T10" style:family="text">
      <style:text-properties officeooo:rsid="001f4a0e"/>
    </style:style>
    <style:style style:name="T11" style:family="text">
      <style:text-properties officeooo:rsid="00214ae5"/>
    </style:style>
    <style:style style:name="T12" style:family="text">
      <style:text-properties officeooo:rsid="00229451"/>
    </style:style>
    <style:style style:name="T13" style:family="text">
      <style:text-properties officeooo:rsid="00250b84"/>
    </style:style>
    <style:style style:name="T14" style:family="text">
      <style:text-properties officeooo:rsid="002633c5"/>
    </style:style>
    <style:style style:name="T15" style:family="text">
      <style:text-properties officeooo:rsid="002d1918"/>
    </style:style>
    <style:style style:name="T16" style:family="text">
      <style:text-properties officeooo:rsid="0033afd4"/>
    </style:style>
    <style:style style:name="T17" style:family="text">
      <style:text-properties officeooo:rsid="00383f0a"/>
    </style:style>
    <style:style style:name="T18" style:family="text">
      <style:text-properties officeooo:rsid="0039f67a"/>
    </style:style>
    <style:style style:name="T19" style:family="text">
      <style:text-properties officeooo:rsid="003b78d9"/>
    </style:style>
    <style:style style:name="T20" style:family="text">
      <style:text-properties officeooo:rsid="003bb97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oshua 9:1-27</text:h>
      <text:h text:style-name="Heading_20_2" text:outline-level="2"><text:bookmark text:name="en-GNT-5691"/>The Gibeonites Deceive Joshua</text:h>
      <text:list xml:id="list3420965959" text:style-name="L1">
        <text:list-item>
          <text:p text:style-name="P1">The victories of Israel became known to all the kings west of the Jordan—in the hills, in the foothills, and all along the coastal plain of the Mediterranean Sea as far north as Lebanon; these were the kings of the Hittites, the Amorites, the Canaanites, the Perizzites, the Hivites, and the Jebusites. They all came together and joined forces to fight against Joshua and the Israelites. But the people of Gibeon, who were Hivites, heard what Joshua had done to Jericho and Ai, and they decided to deceive him. They went and got some food and loaded their donkeys with worn-out sacks and patched-up wineskins. They put on ragged clothes and worn-out sandals that had been mended. The bread they took with them was dry and moldy. Then they went to the camp at Gilgal and said to Joshua and the Israelites, “We have come from a distant land. We want you to make a treaty with us.” But the Israelites said, “Why should we make a treaty with you? Maybe you live nearby.” They said to Joshua, “We are at your service.” Joshua asked them, “Who are you? Where do you come from?” Then they told him this story: “We have come from a very distant land, sir, because we have heard of the <text:span text:style-name="T1">Lord</text:span> your God. We have heard about everything that he did in Egypt<text:bookmark text:name="en-GNT-5700"/> and what he did to the two Amorite kings east of the Jordan: King Sihon of Heshbon and King Og of Bashan, who lived in Ashtaroth. <text:bookmark text:name="en-GNT-5701"/>Our leaders and all the people that live in our land told us to get some food ready for a trip and to go and meet you. We were told to put ourselves at your service and ask you to make a treaty with us. <text:bookmark text:name="en-GNT-5702"/>Look at our bread. When we left home with it and started out to meet you, it was still warm. But look! Now it is dry and moldy. <text:bookmark text:name="en-GNT-5703"/>When we filled these wineskins, they were new, but look! They are torn. Our clothes and sandals are worn out from the long trip.”<text:bookmark text:name="en-GNT-5704"/> The Israelites accepted some food from them, but did not consult the <text:span text:style-name="T1">Lord</text:span> about it. <text:bookmark text:name="en-GNT-5705"/>Joshua made a treaty of friendship with the people of Gibeon and allowed them to live. The leaders of the community of Israel gave their solemn promise to keep the treaty.<text:bookmark text:name="en-GNT-5706"/> Three days after the treaty had been made, the Israelites learned that these people did indeed live nearby. <text:bookmark text:name="en-GNT-5707"/>So the people of Israel started out and three days later arrived at the cities where these people lived: Gibeon, Chephirah, Beeroth, and Kiriath Jearim. <text:bookmark text:name="en-GNT-5708"/>But the Israelites could not kill them, because their leaders had made a solemn promise to them in the name of the <text:span text:style-name="T1">Lord</text:span>, Israel's God. All the people complained to the leaders about this, <text:bookmark text:name="en-GNT-5709"/>but they answered, “We have made our solemn promise to them in the name of the <text:span text:style-name="T1">Lord</text:span> God of Israel. Now we cannot harm them. <text:bookmark text:name="en-GNT-5710"/>We must let them live because of our promise; if we don't, God will punish us. <text:bookmark text:name="en-GNT-5711"/>Let them live, but they will have to cut wood and carry water for us.” This was what the leaders suggested.<text:bookmark text:name="en-GNT-5712"/> Joshua ordered the people of Gibeon to be brought to him, and he asked them, “Why did you deceive us and tell us that you were from far away, when you live right here? <text:bookmark text:name="en-GNT-5713"/>Because you did this, God has condemned you. Your people will always be slaves, cutting wood and carrying water for the sanctuary of my God.” They answered, “We did it, sir, because we learned that it was really true that the <text:span text:style-name="T1">Lord</text:span> your God had commanded his servant Moses to give you the whole land and to kill the people living in it as you advanced. We did it because we were terrified of you; we were in fear of our lives. <text:bookmark text:name="en-GNT-5715"/>Now we are in your power; do with us what you think is right.” <text:bookmark text:name="en-GNT-5716"/>So this is what Joshua did: he protected them and did not allow the people of Israel to kill them. <text:bookmark text:name="en-GNT-5717"/>But at the same time he made them slaves, to cut wood and carry water for the people of Israel and for <text:soft-page-break/>the <text:span text:style-name="T1">Lord</text:span>'s altar. To this day they have continued to do this work in the place where the <text:span text:style-name="T1">Lord</text:span> has chosen to be worshiped.</text:p>
        </text:list-item>
        <text:list-item>
          <text:p text:style-name="P3">I got <text:span text:style-name="T17">three</text:span> important lessons from this story: <text:span text:style-name="T17">deceit, keeping promises and</text:span>consult<text:span text:style-name="T9">ing</text:span> the Lord first always. </text:p>
          <text:list>
            <text:list-item>
              <text:p text:style-name="P2"><text:span text:style-name="T2">The Israelites were deceived by the Gibeonites, the Gibeonites deceived them because of fear of losing their lives. </text:span><text:span text:style-name="T3">Fear makes people do nasty things, we should rid ourselves of fear and trust in the Lord always. Fear is not from the Lord (</text:span><text:span text:style-name="T4">2 Timothy 1:6-7</text:span><text:span text:style-name="T3">). </text:span><text:span text:style-name="T6">People who are deceitful deep down have fears controlling them, let’s help them discover those fears and </text:span><text:span text:style-name="T10">conquer those fears</text:span><text:span text:style-name="T6">. </text:span><text:span text:style-name="T15">Let’s not be deceitful ourselves, their are consequences to it. When we find ourselves being deceiptful, we should dig deep down to find our fears and conquer them.</text:span></text:p>
            </text:list-item>
            <text:list-item>
              <text:p text:style-name="P5">The Israelites made a promise to the Gibeonites, when they later realised that they were deceived they had to keep the promise and they did keep the<text:span text:style-name="T19">ir</text:span> promise. Let’s not be in a hurry to make promises, let’s not make promises we can’t keep. When we make promises we should honour them. <text:span text:style-name="T18">Our God honours the promises he makes, he </text:span><text:span text:style-name="T20">gave</text:span><text:span text:style-name="T18"> the Israelites the promised land </text:span><text:span text:style-name="T20">and was with them as long as they were obeying his commands</text:span><text:span text:style-name="T18">. </text:span><text:span text:style-name="T20">The Lord has promised us may things, if we do as he commands we’ll surely receive the promises.</text:span></text:p>
            </text:list-item>
            <text:list-item>
              <text:p text:style-name="P4">We all can fall prey to deceit, some stories will be <text:span text:style-name="T11">wonderfully</text:span> curated <text:span text:style-name="T14">and </text:span><text:span text:style-name="T12">hard to disbelieve</text:span> but they <text:span text:style-name="T13">will be lies</text:span>. How do we <text:span text:style-name="T7">not fall prey to deceit, we consult the Lord always. </text:span><text:span text:style-name="T16">In this story the Israelites did not consult the Lord and they fell prey to deceipt. </text:span><text:span text:style-name="T7">God sees and knows everything, he will guide us and we’ll overcome deceit. He gave us the spirit of truth, our helper in such cases </text:span><text:span text:style-name="T8">and all others a like (</text:span><text:span text:style-name="T5">John 14:15-31</text:span><text:span text:style-name="T8">)</text:span><text:span text:style-name="T7">. Let’s walk with or in the spirit and we’ll overcome deceit and all other evils.</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1T10:21:35.471802331</meta:creation-date>
    <dc:date>2022-06-22T11:03:39.267155383</dc:date>
    <meta:editing-duration>PT40M4S</meta:editing-duration>
    <meta:editing-cycles>24</meta:editing-cycles>
    <meta:generator>LibreOffice/6.4.7.2$Linux_X86_64 LibreOffice_project/40$Build-2</meta:generator>
    <meta:document-statistic meta:table-count="0" meta:image-count="0" meta:object-count="0" meta:page-count="2" meta:paragraph-count="7" meta:word-count="1047" meta:character-count="5580" meta:non-whitespace-character-count="4545"/>
  </office:meta>
</office:document-meta>
</file>